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5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T1" style:family="text">
      <style:text-properties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ackage XpathPractice;</text:p>
      <text:p text:style-name="P1">import org.openqa.selenium.By;</text:p>
      <text:p text:style-name="P1">import org.openqa.selenium.WebDriver;</text:p>
      <text:p text:style-name="P1">import org.openqa.selenium.chrome.ChromeDriver;</text:p>
      <text:p text:style-name="P3"/>
      <text:p text:style-name="P1">public class GoogleHomePage {</text:p>
      <text:p text:style-name="P2"><text:s text:c="4"/><text:span text:style-name="T1">public static void main(String[] args) {</text:span></text:p>
      <text:p text:style-name="P2"><text:s text:c="8"/><text:span text:style-name="T1">System.setProperty("webdriver.chrome.driver", "C:\\Users\\user304\\Downloads//chromedriver_win32//chromedriver.exe");</text:span></text:p>
      <text:p text:style-name="P2"><text:s text:c="8"/><text:span text:style-name="T1">WebDriver driver = new ChromeDriver();</text:span></text:p>
      <text:p text:style-name="P2"><text:s text:c="8"/><text:span text:style-name="T1">//add website url</text:span></text:p>
      <text:p text:style-name="P2"><text:s text:c="8"/><text:span text:style-name="T1">driver.get("https://www.google.com");</text:span></text:p>
      <text:p text:style-name="P2"><text:s text:c="8"/><text:span text:style-name="T1">String xPath="//input[@title='Search']";</text:span></text:p>
      <text:p text:style-name="P2"><text:s text:c="8"/><text:span text:style-name="T1">driver.findElement(By.xpath(xPath)).sendKeys("");</text:span></text:p>
      <text:p text:style-name="P2"><text:s text:c="4"/><text:span text:style-name="T1">}</text:span></text:p>
      <text:p text:style-name="P5">}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9T23:12:34.893000000</meta:creation-date>
    <dc:date>2021-11-09T23:12:50.448000000</dc:date>
    <meta:editing-duration>PT15S</meta:editing-duration>
    <meta:editing-cycles>1</meta:editing-cycles>
    <meta:document-statistic meta:table-count="0" meta:image-count="0" meta:object-count="0" meta:page-count="1" meta:paragraph-count="14" meta:word-count="34" meta:character-count="561" meta:non-whitespace-character-count="485"/>
    <meta:generator>LibreOffice/7.1.6.2$Windows_X86_64 LibreOffice_project/0e133318fcee89abacd6a7d077e292f1145735c3</meta:generator>
  </office:meta>
</office:document-meta>
</file>